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 svg:font-family="??, ??, ??, ??, ??, Inter, apple-system, BlinkMacSystemFont, 'Segoe UI', Roboto, Helvetica, Arial, 'Apple Color Emoji', 'Segoe UI Emoji', 'Segoe UI Symbol', 'Microsoft YaHei Light', sans-serif"/>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var font-monospace" svg:font-family="'var font-monospace'"/>
  </office:font-face-decls>
  <office:automatic-styles>
    <style:style style:name="P1" style:family="paragraph" style:parent-style-name="Preformatted_20_Text">
      <style:paragraph-properties fo:margin-left="0cm" fo:margin-right="0cm" fo:orphans="2" fo:widows="2" fo:text-indent="0cm" style:auto-text-indent="false" fo:padding="0cm" fo:border="none"/>
    </style:style>
    <style:style style:name="P2" style:family="paragraph" style:parent-style-name="Preformatted_20_Text">
      <style:paragraph-properties fo:margin-top="0cm" fo:margin-bottom="0.499cm" style:contextual-spacing="false" fo:orphans="2" fo:widows="2" fo:padding="0cm" fo:border="none"/>
    </style:style>
    <style:style style:name="P3" style:family="paragraph" style:parent-style-name="Preformatted_20_Text">
      <style:paragraph-properties fo:orphans="2" fo:widows="2" fo:padding="0cm" fo:border="none"/>
    </style:style>
    <style:style style:name="P4" style:family="paragraph" style:parent-style-name="Text_20_body">
      <style:paragraph-properties fo:margin-left="0cm" fo:margin-right="0cm" fo:orphans="2" fo:widows="2" fo:text-indent="0cm" style:auto-text-indent="false"/>
      <style:text-properties fo:font-variant="normal" fo:text-transform="none" style:use-window-font-color="true" loext:opacity="0%" style:font-name="??" fo:font-size="12pt" fo:letter-spacing="normal" fo:font-style="normal" fo:font-weight="normal" fo:background-color="transparent" style:font-size-asian="12pt" style:font-size-complex="12pt"/>
    </style:style>
    <style:style style:name="P5" style:family="paragraph" style:parent-style-name="Text_20_body">
      <style:paragraph-properties fo:margin-left="0cm" fo:margin-right="0cm" fo:orphans="2" fo:widows="2" fo:text-indent="0cm" style:auto-text-indent="false"/>
      <style:text-properties fo:font-variant="normal" fo:text-transform="none" style:use-window-font-color="true" loext:opacity="0%" style:font-name="??" fo:font-size="12pt" fo:letter-spacing="normal" fo:font-style="normal" fo:font-weight="normal" officeooo:paragraph-rsid="001536c6" fo:background-color="transparent" style:font-size-asian="12pt" style:font-size-complex="12pt"/>
    </style:style>
    <style:style style:name="P6" style:family="paragraph" style:parent-style-name="Text_20_body">
      <style:paragraph-properties fo:margin-left="0cm" fo:margin-right="0cm" fo:orphans="2" fo:widows="2" fo:text-indent="0cm" style:auto-text-indent="false"/>
      <style:text-properties fo:font-variant="normal" fo:text-transform="none" style:use-window-font-color="true" loext:opacity="0%" fo:font-size="12pt" fo:letter-spacing="normal" fo:background-color="transparent" style:font-size-asian="12pt" style:font-size-complex="12pt"/>
    </style:style>
    <style:style style:name="P7" style:family="paragraph" style:parent-style-name="Text_20_body">
      <style:text-properties style:use-window-font-color="true" loext:opacity="0%" fo:font-size="12pt" fo:background-color="transparent" style:font-size-asian="12pt" style:font-size-complex="12pt"/>
    </style:style>
    <style:style style:name="P8" style:family="paragraph">
      <style:paragraph-properties fo:text-align="center"/>
    </style:style>
    <style:style style:name="T1" style:family="text">
      <style:text-properties style:font-name="??" fo:font-size="9.60000038146973pt" fo:font-style="normal" fo:font-weight="normal"/>
    </style:style>
    <style:style style:name="T2" style:family="text">
      <style:text-properties style:font-name="??" fo:font-style="normal" fo:font-weight="normal"/>
    </style:style>
    <style:style style:name="T3" style:family="text">
      <style:text-properties style:font-name="??" fo:font-style="normal" fo:font-weight="bold" style:font-weight-asian="bold" style:font-weight-complex="bold"/>
    </style:style>
    <style:style style:name="T4" style:family="text">
      <style:text-properties fo:font-variant="normal" fo:text-transform="none" style:use-window-font-color="true" loext:opacity="0%" style:font-name="var font-monospace" fo:font-size="9.60000038146973pt" fo:letter-spacing="normal" fo:font-style="normal" fo:font-weight="normal" fo:background-color="transparent" loext:char-shading-value="0" loext:padding="0cm" loext:border="none"/>
    </style:style>
    <style:style style:name="T5" style:family="text">
      <style:text-properties fo:font-variant="normal" fo:text-transform="none" style:use-window-font-color="true" loext:opacity="0%" style:font-name="var font-monospace" fo:letter-spacing="normal" fo:font-style="normal" fo:font-weight="normal" fo:background-color="transparent" loext:char-shading-value="0" loext:padding="0cm" loext:border="none"/>
    </style:style>
    <style:style style:name="T6" style:family="text">
      <style:text-properties fo:font-variant="normal" fo:text-transform="none" style:use-window-font-color="true" loext:opacity="0%" style:font-name="var font-monospace" fo:font-size="12pt" fo:letter-spacing="normal" fo:font-style="normal" fo:font-weight="normal" fo:background-color="transparent" loext:char-shading-value="0" style:font-size-asian="12pt" style:font-size-complex="12pt" loext:padding="0cm" loext:border="none"/>
    </style:style>
    <style:style style:name="T7" style:family="text">
      <style:text-properties fo:font-variant="normal" fo:text-transform="none" style:use-window-font-color="true" loext:opacity="0%" fo:letter-spacing="normal" fo:background-color="transparent" loext:char-shading-value="0" loext:padding="0cm" loext:border="none"/>
    </style:style>
    <style:style style:name="T8" style:family="text">
      <style:text-properties fo:font-variant="normal" fo:text-transform="none" style:use-window-font-color="true" loext:opacity="0%" fo:font-size="12pt" fo:letter-spacing="normal" fo:background-color="transparent" loext:char-shading-value="0" style:font-size-asian="12pt" style:font-size-complex="12pt" loext:padding="0cm" loext:border="none"/>
    </style:style>
    <style:style style:name="T9" style:family="text">
      <style:text-properties officeooo:rsid="001536c6"/>
    </style:style>
    <style:style style:name="gr1"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line text:anchor-type="paragraph" draw:z-index="0" draw:name="Línea 1" draw:style-name="gr1" draw:text-style-name="P8" svg:x1="-0.034cm" svg:y1="-1.073cm" svg:x2="16.952cm" svg:y2="-1.099cm"><text:p/></draw:line>Principios de Seguridad</text:p>
      <text:p text:style-name="Text_20_body"/>
      <text:p text:style-name="P4">Principios de Seguridad</text:p>
      <text:p text:style-name="P6">▸ <text:span text:style-name="T3">Minimizando el área de la superficie de ataque</text:span></text:p>
      <text:p text:style-name="P5"><text:tab/>Cada característica que se añade a una aplicación añade una cierta cantidad de riesgo a la aplicación total. El objetivo del desarrollo seguro es reducir el total del riesgo reduciendo el área de la superficie de ataque.<text:line-break/>Por ejemplo, una aplicación web implementa ayuda online con una función de búsqueda. La función de búsqueda puede ser vulnerable a ataques de inyección SQL. Si la característica de ayuda se hubiera limitado a usuarios autorizados, la probabilidad del ataque se hubiera reducido.</text:p>
      <text:p text:style-name="P5"><text:tab/>Si la característica de ayuda de la función de búsqueda fuera introducida a través de rutinas de validación de datos centralizadas, la habilidad para realizar ataques de inyección SQL se hubiera reducido dramáticamente. Sin embargo, si la característica de ayuda fuera re-escrita para eliminar la función de búsqueda (por una interfaz de usuario mejorada, por ejemplo), esto eliminaría al menos el área de ataque, incluso si la característica de ayuda estuviera disponible para toda Internet.</text:p>
      <text:p text:style-name="P6">▸ <text:span text:style-name="T3">Seguridad por defecto</text:span></text:p>
      <text:p text:style-name="P4"><text:tab/>Hay muchas maneras de entregar una experiencia “out of the box” a los usuarios. Sin embargo, por defecto, la experiencia debería ser segura, y debería depender del usuario el reducir su seguridad – si les está permitido.<text:line-break/>Por ejemplo, por defecto, debe habilitarse la complejidad de la contraseña y su duración. A los usuarios se les puede permitir deshabilitar esas dos características para simplificar su uso de la aplicación e incrementar su riesgo.</text:p>
      <text:p text:style-name="P6">▸ <text:span text:style-name="T3">Principio del mínimo privilegio</text:span></text:p>
      <text:p text:style-name="P5"><text:tab/>El principio del mínimo privilegio recomienda que las cuentas tengan la mínima cantidad de privilegios necesarios para realizar sus procesos de negocio. Esto abarca a los derechos de usuario, permisos de recursos tales como límites de CPU, memoria, red y permisos del sistema de ficheros.</text:p>
      <text:p text:style-name="P5"><text:tab/>Por ejemplo, si un servidor middleware requiere acceso sólo a la red, acceso de lectura a la tabla de una base de datos, y la habilidad para escribir en un log, esto describe todos los permisos que deben concederse. Bajo ninguna circunstancia debería darse privilegios administrativos al middleware.</text:p>
      <text:p text:style-name="P6"/>
      <text:p text:style-name="P6"/>
      <text:p text:style-name="P6"/>
      <text:p text:style-name="P6"><text:soft-page-break/></text:p>
      <text:p text:style-name="P6"/>
      <text:p text:style-name="P6">▸ <text:span text:style-name="T3">Principio de defensa en profundidad</text:span></text:p>
      <text:p text:style-name="P5"><text:tab/>El principio de defensa en profundidad sugiere que donde con un control sería razonable, más controles contra diferentes tipos de riesgo serían mayores. Los controles, cuando se utilizan en profundidad, pueden hacérselo extraordinariamente difícil a severas vulnerabilidades y por lo tanto con poca probabilidad de que ocurran. Con la codificación segura, esto puede tomar la forma de validación basada en filas, controles de auditoria centralizados, y requerir a los usuarios hacer login en todas las páginas.</text:p>
      <text:p text:style-name="P5"><text:tab/>Por ejemplo, una interfaz administrativa con defectos es poco probable que sea vulnerable a ataques anónimos si incorpora el acceso correctamente a redes de administración en producción, chequea la autorización administrativa del usuario, y hace log de todos los accesos.</text:p>
      <text:p text:style-name="P6">▸ <text:span text:style-name="T3">Fallar de manera segura</text:span></text:p>
      <text:p text:style-name="P4"><text:tab/>Las aplicaciones fallan regularmente al procesar transacciones debido a diversas razones. De la manera en que fallan se puede determinar si una aplicación es segura o no.</text:p>
      <text:p text:style-name="P4">Por ejemplo:</text:p>
      <text:p text:style-name="P1"><text:span text:style-name="Source_20_Text"><text:span text:style-name="T6">isAdmin = true;</text:span></text:span></text:p>
      <text:p text:style-name="P3"><text:span text:style-name="Source_20_Text"><text:span text:style-name="T8"><text:s text:c="8"/></text:span></text:span><text:span text:style-name="Source_20_Text"><text:span text:style-name="T6">try {</text:span></text:span></text:p>
      <text:p text:style-name="P3"><text:span text:style-name="Source_20_Text"><text:span text:style-name="T8"><text:s text:c="8"/></text:span></text:span><text:span text:style-name="Source_20_Text"><text:span text:style-name="T6">codeWhichMayFail();</text:span></text:span></text:p>
      <text:p text:style-name="P3"><text:span text:style-name="Source_20_Text"><text:span text:style-name="T8"><text:s text:c="8"/></text:span></text:span><text:span text:style-name="Source_20_Text"><text:span text:style-name="T6">isAdmin = isUserInRole( “Administrator” );</text:span></text:span></text:p>
      <text:p text:style-name="P3"><text:span text:style-name="Source_20_Text"><text:span text:style-name="T8"><text:s text:c="8"/></text:span></text:span><text:span text:style-name="Source_20_Text"><text:span text:style-name="T6">}</text:span></text:span></text:p>
      <text:p text:style-name="P3"><text:span text:style-name="Source_20_Text"><text:span text:style-name="T8"><text:s text:c="8"/></text:span></text:span><text:span text:style-name="Source_20_Text"><text:span text:style-name="T6">catch (Exception ex) {</text:span></text:span></text:p>
      <text:p text:style-name="P3"><text:span text:style-name="Source_20_Text"><text:span text:style-name="T8"><text:s text:c="8"/></text:span></text:span><text:span text:style-name="Source_20_Text"><text:span text:style-name="T6">log.write(ex.toString());</text:span></text:span></text:p>
      <text:p text:style-name="P2"><text:span text:style-name="Source_20_Text"><text:span text:style-name="T8"><text:s text:c="8"/></text:span></text:span><text:span text:style-name="Source_20_Text"><text:span text:style-name="T6">}</text:span></text:span></text:p>
      <text:p text:style-name="P5"><text:tab/></text:p>
      <text:p text:style-name="P5"><text:tab/>Sí el código codeWhichMayFail() falla, el usuario es administrador por defecto. Obviamente esto es un riesgo de seguridad.</text:p>
      <text:p text:style-name="P6">▸ <text:span text:style-name="T3">Los sistemas externos son inseguros</text:span></text:p>
      <text:p text:style-name="P5"><text:tab/>Diversas organizaciones utilizan las capacidades de procesamiento de terceras compañías, las cuales más que a menudo tienen diferentes políticas de seguridad y posturas que la suya. Es poco probable que pueda controlar o influenciar en una tercera parte externa, si ellas son usuarios domésticos o grandes suministradores o socios.</text:p>
      <text:p text:style-name="P5"><text:tab/>De ahí que, la confianza implícita de ejecutar sistemas externos, no está garantizada. Todos los sistemas externos deberían ser tratados de un modo similar.</text:p>
      <text:p text:style-name="P5"><text:soft-page-break/></text:p>
      <text:p text:style-name="P5"><text:line-break/><text:tab/>Por ejemplo, un fiel proveedor de programas proporciona datos que son utilizados para la Banca en Internet, proporciona el número de puntos de premio y una pequeña lista de objetos potenciales de reembolso. Sin embargo, los datos deberían ser comprobados para asegurarse que es seguro mostrarlo al usuario final, y que los puntos de premio son un número positivo, y no improbablemente largo.</text:p>
      <text:p text:style-name="P6">▸ <text:span text:style-name="T3">Separación de funciones</text:span></text:p>
      <text:p text:style-name="P5"><text:tab/>Un control clave del fraude es la separación de funciones. Por ejemplo, alguien que solicita un ordenador no puede anunciarlo también, no debería recibir directamente el ordenador. Esto previene que el usuario solicite varios ordenadores y reclame que nunca le llegaron. Ciertos roles tienen niveles diferentes de confianza que los usuarios normales. En particular, los administradores son diferentes que los usuarios normales. En general, los administradores no deberían ser usuarios de la aplicación.</text:p>
      <text:p text:style-name="P5"><text:tab/>Por ejemplo, un administrador debería ser capaz de apagar y encender el sistema, configurar políticas de contraseñas pero no debería ser capaz de hacer login en la aplicación como un super usuario privilegiado, que fuera capaz de “comprar” objetos en nombre de otros usuarios.</text:p>
      <text:p text:style-name="P6">▸ <text:span text:style-name="T3">No confíes en la seguridad a través de la oscuridad</text:span></text:p>
      <text:p text:style-name="P5"><text:tab/>La seguridad a través de la oscuridad es un control de seguridad débil, y además siempre fallan cuando son el único control. Esto no significa que mantener secretos es una mala idea, significa simplemente que la seguridad de los sistemas clave no debería basarse en mantener detalles ocultos.</text:p>
      <text:p text:style-name="P5"><text:tab/>Por ejemplo, la seguridad de una aplicación no debería basarse en mantener en secreto el conocimiento del código fuente. La seguridad debería basarse en muchos otros factores, incluyendo políticas razonables de contraseñas, defensa en profanidad, límites en las transacciones de negocios, arquitectura de red sólida, y controles de auditoria y fraude.</text:p>
      <text:p text:style-name="P5"><text:tab/>Un ejemplo práctico es Linux. El código fuente de Linux está ampliamente disponible, y aún así está asegurado apropiadamente. Linux es un sistema operativo resistente, seguro y robusto<text:span text:style-name="T9">(y me gusta).</text:span></text:p>
      <text:p text:style-name="P6">▸ <text:span text:style-name="T3">Simplicidad</text:span></text:p>
      <text:p text:style-name="P5"><text:tab/>El área de la superficie de ataque y la simplicidad van de la mano. Ciertos ingenieros de software prefieren aproximaciones demasiado complejas hacia lo que de otra manera sería un código relativamente sencillo y simple.</text:p>
      <text:p text:style-name="P5"><text:tab/>Los desarrolladores deben evitar el uso de dobles negaciones y complejas arquitecturas en donde un enfoque simple sería más rápido y simple.</text:p>
      <text:p text:style-name="P5"/>
      <text:p text:style-name="P5"><text:soft-page-break/></text:p>
      <text:p text:style-name="P5"/>
      <text:p text:style-name="P5"><text:tab/>Por ejemplo, aunque pueda estar a la última tener unas cuantas entidades sencillas ejecutándose en un servidor separado, es más seguro y rápido usar simplemente variables globales con un mecanismo apropiado de mutex para proteger contra las condiciones de carrera.</text:p>
      <text:p text:style-name="P6">▸ <text:span text:style-name="T3">Arreglar cuestiones de seguridad correctamente</text:span></text:p>
      <text:p text:style-name="P5"><text:tab/>Una vez que un fallo de seguridad ha sido identificado, es importante desarrollar un test para él y comprender la raíz del problema. Cuando se usan los patrones de diseño, es muy probable que el fallo de seguridad se encuentre muy extendido en todo el código base, por lo que desarrollar la solución correcta sin introducir regresiones es esencial.</text:p>
      <text:p text:style-name="P5"><text:tab/>Por ejemplo, un usuario ha visto que es capaz de ver las cuentas de otro usuario simplemente ajustando su cookie. La solución parece ser relativamente sencilla, pero como el manejo de la cookie es compartido entre todas las aplicaciones, un cambio en una simple aplicación repercutirá en todas las demás. La solución por lo tanto debe testearse en todas las aplicaciones afectadas.</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 svg:font-family="??, ??, ??, ??, ??, Inter, apple-system, BlinkMacSystemFont, 'Segoe UI', Roboto, Helvetica, Arial, 'Apple Color Emoji', 'Segoe UI Emoji', 'Segoe UI Symbol', 'Microsoft YaHei Light', sans-serif"/>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var font-monospace" svg:font-family="'var font-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9T18:51:20.400000000</meta:creation-date>
    <dc:date>2023-01-10T10:42:55.916748048</dc:date>
    <meta:editing-duration>PT8M22S</meta:editing-duration>
    <meta:editing-cycles>2</meta:editing-cycles>
    <meta:generator>LibreOffice/7.3.7.2$Linux_X86_64 LibreOffice_project/30$Build-2</meta:generator>
    <meta:document-statistic meta:table-count="0" meta:image-count="0" meta:object-count="0" meta:page-count="4" meta:paragraph-count="44" meta:word-count="1165" meta:character-count="7561" meta:non-whitespace-character-count="6358"/>
  </office:meta>
</office:document-meta>
</file>